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1" style:family="table-cell" style:parent-style-name="Default" style:data-style-name="N100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41.5mm" svg:height="70.48mm" svg:x="206.7mm" svg:y="1.97mm">
            <loext:p draw:notify-on-update-of-ranges="Sheet1.B1:Sheet1.G1 Sheet1.A2:Sheet1.A2 Sheet1.B2:Sheet1.G2 Sheet1.A3:Sheet1.A3 Sheet1.B3:Sheet1.G3 Sheet1.A4:Sheet1.A4 Sheet1.B4:Sheet1.G4 Sheet1.A5:Sheet1.A5 Sheet1.B5:Sheet1.G5 Sheet1.A6:Sheet1.A6 Sheet1.B6:Sheet1.G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0.94mm" svg:height="80.6mm" svg:x="70.12mm" svg:y="36.5mm">
            <loext:p draw:notify-on-update-of-ranges="Sheet1.A9:Sheet1.A9 Sheet1.A10:Sheet1.A21 Sheet1.B9:Sheet1.B9 Sheet1.B10:Sheet1.B21 Sheet1.C9:Sheet1.C9 Sheet1.C10:Sheet1.C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48.98mm" svg:height="83.29mm" svg:x="210.79mm" svg:y="95.35mm">
            <loext:p draw:notify-on-update-of-ranges="Sheet1.A23:Sheet1.A23 Sheet1.A24:Sheet1.A35 Sheet1.B23:Sheet1.B23 Sheet1.B24:Sheet1.B35 Sheet1.C23:Sheet1.C23 Sheet1.C24:Sheet1.C3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19.51mm" svg:height="64.2mm" svg:x="71.43mm" svg:y="149.59mm">
            <loext:p draw:notify-on-update-of-ranges="Sheet1.A37:Sheet1.A37 Sheet1.A38:Sheet1.A49 Sheet1.B37:Sheet1.B37 Sheet1.B38:Sheet1.B49 Sheet1.C37:Sheet1.C37 Sheet1.C38:Sheet1.C4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09.58mm" svg:height="74.79mm" svg:x="178.67mm" svg:y="221.07mm">
            <loext:p draw:notify-on-update-of-ranges="Sheet1.A51:Sheet1.A51 Sheet1.A52:Sheet1.A63 Sheet1.B51:Sheet1.B51 Sheet1.B52:Sheet1.B63 Sheet1.C51:Sheet1.C51 Sheet1.C52:Sheet1.C6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<text:s text:c="2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C (v1) <text:s text:c="2"/></text:p>
          </table:table-cell>
          <table:table-cell office:value-type="float" office:value="0.1" calcext:value-type="float">
            <text:p>0.1</text:p>
          </table:table-cell>
          <table:table-cell office:value-type="float" office:value="1.2" calcext:value-type="float">
            <text:p>1.2</text:p>
          </table:table-cell>
          <table:table-cell office:value-type="float" office:value="5.5" calcext:value-type="float">
            <text:p>5.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2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C (v2) <text:s text:c="2"/>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3.2" calcext:value-type="float">
            <text:p>3.2</text:p>
          </table:table-cell>
          <table:table-cell office:value-type="float" office:value="6.4" calcext:value-type="float">
            <text:p>6.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Java <text:s text:c="4"/></text:p>
          </table:table-cell>
          <table:table-cell office:value-type="float" office:value="0.2" calcext:value-type="float">
            <text:p>0.2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C# <text:s text:c="6"/>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154" calcext:value-type="float">
            <text:p>154</text:p>
          </table:table-cell>
          <table:table-cell office:value-type="float" office:value="588" calcext:value-type="float">
            <text:p>5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Python <text:s text:c="2"/></text:p>
          </table:table-cell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 office:value-type="float" office:value="375" calcext:value-type="float">
            <text:p>375</text:p>
          </table:table-cell>
          <table:table-cell office:value-type="float" office:value="847" calcext:value-type="float">
            <text:p>847</text:p>
          </table:table-cell>
          <table:table-cell office:value-type="float" office:value="1707" calcext:value-type="float">
            <text:p>1707</text:p>
          </table:table-cell>
          <table:table-cell office:value-type="float" office:value="2885" calcext:value-type="float">
            <text:p>2885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 (v1)</text:p>
          </table:table-cell>
          <table:table-cell office:value-type="string" calcext:value-type="string">
            <text:p>C (v2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00x50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1500x1500</text:p>
          </table:table-cell>
          <table:table-cell office:value-type="float" office:value="5.5" calcext:value-type="float">
            <text:p>5.5</text:p>
          </table:table-cell>
          <table:table-cell office:value-type="float" office:value="1.4" calcext:value-type="float">
            <text:p>1.4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00x2000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.2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500x2500</text:p>
          </table:table-cell>
          <table:table-cell office:value-type="float" office:value="21" calcext:value-type="float">
            <text:p>21</text:p>
          </table:table-cell>
          <table:table-cell office:value-type="float" office:value="6.4" calcext:value-type="float">
            <text:p>6.4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3000x300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5000x5000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6000x6000</text:p>
          </table:table-cell>
          <table:table-cell office:value-type="float" office:value="399" calcext:value-type="float">
            <text:p>399</text:p>
          </table:table-cell>
          <table:table-cell office:value-type="float" office:value="74" calcext:value-type="float">
            <text:p>74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7000x7000</text:p>
          </table:table-cell>
          <table:table-cell office:value-type="float" office:value="788" calcext:value-type="float">
            <text:p>788</text:p>
          </table:table-cell>
          <table:table-cell office:value-type="float" office:value="113" calcext:value-type="float">
            <text:p>113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8000x8000</text:p>
          </table:table-cell>
          <table:table-cell office:value-type="float" office:value="1100" calcext:value-type="float">
            <text:p>1100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office:value-type="string" calcext:value-type="string">
            <text:p>9000x9000</text:p>
          </table:table-cell>
          <table:table-cell office:value-type="float" office:value="1521" calcext:value-type="float">
            <text:p>1521</text:p>
          </table:table-cell>
          <table:table-cell office:value-type="float" office:value="231" calcext:value-type="float">
            <text:p>231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10000x10000</text:p>
          </table:table-cell>
          <table:table-cell office:value-type="float" office:value="1962" calcext:value-type="float">
            <text:p>1962</text:p>
          </table:table-cell>
          <table:table-cell office:value-type="float" office:value="321" calcext:value-type="float">
            <text:p>321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DCM</text:p>
          </table:table-cell>
          <table:table-cell office:value-type="string" calcext:value-type="string">
            <text:p>C (v1)</text:p>
          </table:table-cell>
          <table:table-cell office:value-type="string" calcext:value-type="string">
            <text:p>C (v2)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500x500</text:p>
          </table:table-cell>
          <table:table-cell office:value-type="float" office:value="73694933" calcext:value-type="float">
            <text:p>73694933</text:p>
          </table:table-cell>
          <table:table-cell office:value-type="float" office:value="24109594" calcext:value-type="float">
            <text:p>24109594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1206505880" calcext:value-type="float">
            <text:p>1206505880</text:p>
          </table:table-cell>
          <table:table-cell office:value-type="float" office:value="189951179" calcext:value-type="float">
            <text:p>189951179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1500x1500</text:p>
          </table:table-cell>
          <table:table-cell office:value-type="float" office:value="4405047596" calcext:value-type="float">
            <text:p>4405047596</text:p>
          </table:table-cell>
          <table:table-cell office:value-type="float" office:value="627212174" calcext:value-type="float">
            <text:p>627212174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00x2000</text:p>
          </table:table-cell>
          <table:table-cell office:value-type="float" office:value="13771367675" calcext:value-type="float">
            <text:p>13771367675</text:p>
          </table:table-cell>
          <table:table-cell office:value-type="float" office:value="1480856000" calcext:value-type="float">
            <text:p>1480856000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2500x2500</text:p>
          </table:table-cell>
          <table:table-cell office:value-type="float" office:value="25933196711" calcext:value-type="float">
            <text:p>25933196711</text:p>
          </table:table-cell>
          <table:table-cell office:value-type="float" office:value="2905929810" calcext:value-type="float">
            <text:p>2905929810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3000x3000</text:p>
          </table:table-cell>
          <table:table-cell office:value-type="float" office:value="46882665625" calcext:value-type="float">
            <text:p>46882665625</text:p>
          </table:table-cell>
          <table:table-cell office:value-type="float" office:value="5046291800" calcext:value-type="float">
            <text:p>5046291800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5000x5000</text:p>
          </table:table-cell>
          <table:table-cell office:value-type="float" office:value="318969184858" calcext:value-type="float">
            <text:p>318969184858</text:p>
          </table:table-cell>
          <table:table-cell office:value-type="float" office:value="28518856494" calcext:value-type="float">
            <text:p>28518856494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office:value-type="string" calcext:value-type="string">
            <text:p>6000x6000</text:p>
          </table:table-cell>
          <table:table-cell office:value-type="float" office:value="565648659162" calcext:value-type="float">
            <text:p>565648659162</text:p>
          </table:table-cell>
          <table:table-cell office:value-type="float" office:value="51004075092" calcext:value-type="float">
            <text:p>51004075092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office:value-type="string" calcext:value-type="string">
            <text:p>7000x7000</text:p>
          </table:table-cell>
          <table:table-cell office:value-type="float" office:value="942578314821" calcext:value-type="float">
            <text:p>942578314821</text:p>
          </table:table-cell>
          <table:table-cell office:value-type="float" office:value="79630510230" calcext:value-type="float">
            <text:p>79630510230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office:value-type="string" calcext:value-type="string">
            <text:p>8000x8000</text:p>
          </table:table-cell>
          <table:table-cell office:value-type="float" office:value="1234374407052" calcext:value-type="float">
            <text:p>1234374407052</text:p>
          </table:table-cell>
          <table:table-cell office:value-type="float" office:value="115876399663" calcext:value-type="float">
            <text:p>115876399663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office:value-type="string" calcext:value-type="string">
            <text:p>9000x9000</text:p>
          </table:table-cell>
          <table:table-cell office:value-type="float" office:value="1985673913825" calcext:value-type="float">
            <text:p>1985673913825</text:p>
          </table:table-cell>
          <table:table-cell office:value-type="float" office:value="168065881411" calcext:value-type="float">
            <text:p>168065881411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office:value-type="string" calcext:value-type="string">
            <text:p>10000x10000</text:p>
          </table:table-cell>
          <table:table-cell office:value-type="float" office:value="2605879130663" calcext:value-type="float">
            <text:p>2605879130663</text:p>
          </table:table-cell>
          <table:table-cell office:value-type="float" office:value="231109186127" calcext:value-type="float">
            <text:p>231109186127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 calcext:value-type="string">
            <text:p>FLOPS</text:p>
          </table:table-cell>
          <table:table-cell office:value-type="string" calcext:value-type="string">
            <text:p>C (v1)</text:p>
          </table:table-cell>
          <table:table-cell office:value-type="string" calcext:value-type="string">
            <text:p>C (v2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00x500</text:p>
          </table:table-cell>
          <table:table-cell office:value-type="float" office:value="2079918799" calcext:value-type="float">
            <text:p>2079918799</text:p>
          </table:table-cell>
          <table:table-cell office:value-type="float" office:value="4703845864" calcext:value-type="float">
            <text:p>47038458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1606411509" calcext:value-type="float">
            <text:p>1606411509</text:p>
          </table:table-cell>
          <table:table-cell office:value-type="float" office:value="4904870045" calcext:value-type="float">
            <text:p>49048700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00x1500</text:p>
          </table:table-cell>
          <table:table-cell office:value-type="float" office:value="1219365915" calcext:value-type="float">
            <text:p>1219365915</text:p>
          </table:table-cell>
          <table:table-cell office:value-type="float" office:value="4970607143" calcext:value-type="float">
            <text:p>49706071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00x2000</text:p>
          </table:table-cell>
          <table:table-cell office:value-type="float" office:value="1490302415" calcext:value-type="float">
            <text:p>1490302415</text:p>
          </table:table-cell>
          <table:table-cell office:value-type="float" office:value="5058683894" calcext:value-type="float">
            <text:p>50586838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500x2500</text:p>
          </table:table-cell>
          <table:table-cell office:value-type="float" office:value="1471864081" calcext:value-type="float">
            <text:p>1471864081</text:p>
          </table:table-cell>
          <table:table-cell office:value-type="float" office:value="4866208843" calcext:value-type="float">
            <text:p>48662088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000x3000</text:p>
          </table:table-cell>
          <table:table-cell office:value-type="float" office:value="1561888576" calcext:value-type="float">
            <text:p>1561888576</text:p>
          </table:table-cell>
          <table:table-cell office:value-type="float" office:value="4778139903" calcext:value-type="float">
            <text:p>47781399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000x5000</text:p>
          </table:table-cell>
          <table:table-cell office:value-type="float" office:value="1137433268" calcext:value-type="float">
            <text:p>1137433268</text:p>
          </table:table-cell>
          <table:table-cell office:value-type="float" office:value="6266106871" calcext:value-type="float">
            <text:p>6266106871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6000x6000</text:p>
          </table:table-cell>
          <table:table-cell office:value-type="float" office:value="1083321436" calcext:value-type="float">
            <text:p>1083321436</text:p>
          </table:table-cell>
          <table:table-cell office:value-type="float" office:value="5874674827" calcext:value-type="float">
            <text:p>5874674827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7000x7000</text:p>
          </table:table-cell>
          <table:table-cell office:value-type="float" office:value="983424844" calcext:value-type="float">
            <text:p>983424844</text:p>
          </table:table-cell>
          <table:table-cell office:value-type="float" office:value="6090834226" calcext:value-type="float">
            <text:p>6090834226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8000x8000</text:p>
          </table:table-cell>
          <table:table-cell office:value-type="float" office:value="930983762" calcext:value-type="float">
            <text:p>930983762</text:p>
          </table:table-cell>
          <table:table-cell office:value-type="float" office:value="6361540827" calcext:value-type="float">
            <text:p>6361540827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9000x9000</text:p>
          </table:table-cell>
          <table:table-cell office:value-type="float" office:value="958722128" calcext:value-type="float">
            <text:p>958722128</text:p>
          </table:table-cell>
          <table:table-cell office:value-type="float" office:value="6308541824" calcext:value-type="float">
            <text:p>6308541824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10000x10000</text:p>
          </table:table-cell>
          <table:table-cell office:value-type="float" office:value="1019245200" calcext:value-type="float">
            <text:p>1019245200</text:p>
          </table:table-cell>
          <table:table-cell office:value-type="float" office:value="6232400635" calcext:value-type="float">
            <text:p>6232400635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 calcext:value-type="string">
            <text:p>DCM/FLOP</text:p>
          </table:table-cell>
          <table:table-cell office:value-type="string" calcext:value-type="string">
            <text:p>C (v1)</text:p>
          </table:table-cell>
          <table:table-cell office:value-type="string" calcext:value-type="string">
            <text:p>C (v2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00x500</text:p>
          </table:table-cell>
          <table:table-cell office:value-type="float" office:value="0.295" calcext:value-type="float">
            <text:p>0.295</text:p>
          </table:table-cell>
          <table:table-cell office:value-type="float" office:value="0.096" calcext:value-type="float">
            <text:p>0.0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0.603" calcext:value-type="float">
            <text:p>0.603</text:p>
          </table:table-cell>
          <table:table-cell office:value-type="float" office:value="0.095" calcext:value-type="float">
            <text:p>0.0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00x1500</text:p>
          </table:table-cell>
          <table:table-cell office:value-type="float" office:value="0.653" calcext:value-type="float">
            <text:p>0.653</text:p>
          </table:table-cell>
          <table:table-cell office:value-type="float" office:value="0.093" calcext:value-type="float">
            <text:p>0.0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00x2000</text:p>
          </table:table-cell>
          <table:table-cell office:value-type="float" office:value="0.861" calcext:value-type="float">
            <text:p>0.861</text:p>
          </table:table-cell>
          <table:table-cell office:value-type="float" office:value="0.093" calcext:value-type="float">
            <text:p>0.0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500x2500</text:p>
          </table:table-cell>
          <table:table-cell office:value-type="float" office:value="0.83" calcext:value-type="float">
            <text:p>0.83</text:p>
          </table:table-cell>
          <table:table-cell office:value-type="float" office:value="0.093" calcext:value-type="float">
            <text:p>0.0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000x3000</text:p>
          </table:table-cell>
          <table:table-cell office:value-type="float" office:value="0.868" calcext:value-type="float">
            <text:p>0.868</text:p>
          </table:table-cell>
          <table:table-cell office:value-type="float" office:value="0.093" calcext:value-type="float">
            <text:p>0.0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000x5000</text:p>
          </table:table-cell>
          <table:table-cell office:value-type="float" office:value="1.276" calcext:value-type="float">
            <text:p>1.276</text:p>
          </table:table-cell>
          <table:table-cell office:value-type="float" office:value="0.114" calcext:value-type="float">
            <text:p>0.114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6000x6000</text:p>
          </table:table-cell>
          <table:table-cell office:value-type="float" office:value="1.309" calcext:value-type="float">
            <text:p>1.309</text:p>
          </table:table-cell>
          <table:table-cell office:value-type="float" office:value="0.118" calcext:value-type="float">
            <text:p>0.118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7000x7000</text:p>
          </table:table-cell>
          <table:table-cell office:value-type="float" office:value="1.374" calcext:value-type="float">
            <text:p>1.374</text:p>
          </table:table-cell>
          <table:table-cell office:value-type="float" office:value="0.116" calcext:value-type="float">
            <text:p>0.116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8000x8000</text:p>
          </table:table-cell>
          <table:table-cell office:value-type="float" office:value="1.205" calcext:value-type="float">
            <text:p>1.205</text:p>
          </table:table-cell>
          <table:table-cell office:value-type="float" office:value="0.113" calcext:value-type="float">
            <text:p>0.113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9000x9000</text:p>
          </table:table-cell>
          <table:table-cell office:value-type="float" office:value="1.362" calcext:value-type="float">
            <text:p>1.362</text:p>
          </table:table-cell>
          <table:table-cell office:value-type="float" office:value="0.115" calcext:value-type="float">
            <text:p>0.115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10000x10000</text:p>
          </table:table-cell>
          <table:table-cell office:value-type="float" office:value="1.303" calcext:value-type="float">
            <text:p>1.303</text:p>
          </table:table-cell>
          <table:table-cell office:value-type="float" office:value="0.116" calcext:value-type="float">
            <text:p>0.116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8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3"/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5"/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1014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-00-0000</text:date>, <text:time style:data-style-name="N2" text:time-value="23:30:10.4582612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7:00:48.428343126</meta:creation-date>
    <dc:date>2018-03-10T23:51:07.029566944</dc:date>
    <meta:editing-duration>PT57S</meta:editing-duration>
    <meta:editing-cycles>2</meta:editing-cycles>
    <meta:generator>LibreOffice/5.1.6.2$Linux_X86_64 LibreOffice_project/10m0$Build-2</meta:generator>
    <meta:document-statistic meta:table-count="1" meta:cell-count="20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treat-empty-cells="leave-gap" chart:series-source="rows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000">
      <style:chart-properties chart:symbol-type="named-symbol" chart:symbol-name="diamond" chart:symbol-width="0.25cm" chart:symbol-height="0.25cm" chart:link-data-style-to-source="true"/>
      <style:graphic-properties draw:stroke="none" draw:fill-color="#0066cc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arrow-down" chart:symbol-width="0.25cm" chart:symbol-height="0.25cm"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up" chart:symbol-width="0.25cm" chart:symbol-height="0.25cm" chart:link-data-style-to-source="true"/>
      <style:graphic-properties draw:stroke="none" draw:fill-color="#993366" dr3d:edge-rounding="5%"/>
      <style:text-properties fo:font-size="10pt" style:font-size-asian="10pt" style:font-size-complex="10pt"/>
    </style:style>
    <style:style style:name="ch13" style:family="chart" style:data-style-name="N1000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151cm" svg:height="7.049cm" xlink:href=".." xlink:type="simple" chart:class="chart:bar" chart:style-name="ch1">
        <chart:legend chart:legend-position="end" svg:x="11.888cm" svg:y="2.229cm" style:legend-expansion="high" chart:style-name="ch2"/>
        <chart:plot-area chart:style-name="ch3" table:cell-range-address="Sheet1.A1:Sheet1.G6" chart:data-source-has-labels="both" svg:x="1.151cm" svg:y="0.139cm" svg:width="10.01cm" svg:height="5.881cm">
          <chartooo:coordinate-region svg:x="2.143cm" svg:y="0.139cm" svg:width="8.646cm" svg:height="5.234cm"/>
          <chart:axis chart:dimension="x" chart:name="primary-x" chart:style-name="ch4" chartooo:axis-type="auto">
            <chartooo:date-scale/>
            <chart:title svg:x="0.308cm" svg:y="3.705cm" chart:style-name="ch5">
              <text:p>Time (s)</text:p>
            </chart:title>
            <chart:categories table:cell-range-address="Sheet1.B1:Sheet1.G1"/>
          </chart:axis>
          <chart:axis chart:dimension="y" chart:name="primary-y" chart:style-name="ch6">
            <chart:title svg:x="5.305cm" svg:y="6.16cm" chart:style-name="ch7">
              <text:p>Matrix Size</text:p>
            </chart:title>
            <chart:grid chart:style-name="ch8" chart:class="major"/>
          </chart:axis>
          <chart:series chart:style-name="ch9" chart:values-cell-range-address="Sheet1.B2:Sheet1.G2" chart:label-cell-address="Sheet1.A2:Sheet1.A2" chart:class="chart:bar">
            <chart:data-point chart:repeated="6"/>
          </chart:series>
          <chart:series chart:style-name="ch10" chart:values-cell-range-address="Sheet1.B3:Sheet1.G3" chart:label-cell-address="Sheet1.A3:Sheet1.A3" chart:class="chart:bar">
            <chart:data-point chart:repeated="6"/>
          </chart:series>
          <chart:series chart:style-name="ch11" chart:values-cell-range-address="Sheet1.B4:Sheet1.G4" chart:label-cell-address="Sheet1.A4:Sheet1.A4" chart:class="chart:bar">
            <chart:data-point chart:repeated="6"/>
          </chart:series>
          <chart:series chart:style-name="ch12" chart:values-cell-range-address="Sheet1.B5:Sheet1.G5" chart:label-cell-address="Sheet1.A5:Sheet1.A5" chart:class="chart:bar">
            <chart:data-point chart:repeated="6"/>
          </chart:series>
          <chart:series chart:style-name="ch13" chart:values-cell-range-address="Sheet1.B6:Sheet1.G6" chart:label-cell-address="Sheet1.A6:Sheet1.A6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500">
                <text:p>500</text:p>
                <draw:g>
                  <svg:desc>Sheet1.B1:Sheet1.G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</table:table-row>
          </table:table-header-rows>
          <table:table-rows>
            <table:table-row>
              <table:table-cell office:value-type="string">
                <text:p> C (v1)   </text:p>
                <draw:g>
                  <svg:desc>Sheet1.A2:Sheet1.A2</svg:desc>
                </draw:g>
              </table:table-cell>
              <table:table-cell office:value-type="float" office:value="0.1">
                <text:p>0.1</text:p>
                <draw:g>
                  <svg:desc>Sheet1.B2:Sheet1.G2</svg:desc>
                </draw:g>
              </table:table-cell>
              <table:table-cell office:value-type="float" office:value="1.2">
                <text:p>1.2</text:p>
              </table:table-cell>
              <table:table-cell office:value-type="float" office:value="5.5">
                <text:p>5.5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 C (v2)   </text:p>
                <draw:g>
                  <svg:desc>Sheet1.A3:Sheet1.A3</svg:desc>
                </draw:g>
              </table:table-cell>
              <table:table-cell office:value-type="float" office:value="0.1">
                <text:p>0.1</text:p>
                <draw:g>
                  <svg:desc>Sheet1.B3:Sheet1.G3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3.2">
                <text:p>3.2</text:p>
              </table:table-cell>
              <table:table-cell office:value-type="float" office:value="6.4">
                <text:p>6.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 Java     </text:p>
                <draw:g>
                  <svg:desc>Sheet1.A4:Sheet1.A4</svg:desc>
                </draw:g>
              </table:table-cell>
              <table:table-cell office:value-type="float" office:value="0.2">
                <text:p>0.2</text:p>
                <draw:g>
                  <svg:desc>Sheet1.B4:Sheet1.G4</svg:desc>
                </draw:g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 C#       </text:p>
                <draw:g>
                  <svg:desc>Sheet1.A5:Sheet1.A5</svg:desc>
                </draw:g>
              </table:table-cell>
              <table:table-cell office:value-type="float" office:value="0.5">
                <text:p>0.5</text:p>
                <draw:g>
                  <svg:desc>Sheet1.B5:Sheet1.G5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  <table:table-cell office:value-type="float" office:value="164">
                <text:p>164</text:p>
              </table:table-cell>
              <table:table-cell office:value-type="float" office:value="154">
                <text:p>15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 Python   </text:p>
                <draw:g>
                  <svg:desc>Sheet1.A6:Sheet1.A6</svg:desc>
                </draw:g>
              </table:table-cell>
              <table:table-cell office:value-type="float" office:value="13">
                <text:p>13</text:p>
                <draw:g>
                  <svg:desc>Sheet1.B6:Sheet1.G6</svg:desc>
                </draw:g>
              </table:table-cell>
              <table:table-cell office:value-type="float" office:value="107">
                <text:p>107</text:p>
              </table:table-cell>
              <table:table-cell office:value-type="float" office:value="375">
                <text:p>375</text:p>
              </table:table-cell>
              <table:table-cell office:value-type="float" office:value="847">
                <text:p>847</text:p>
              </table:table-cell>
              <table:table-cell office:value-type="float" office:value="1707">
                <text:p>1707</text:p>
              </table:table-cell>
              <table:table-cell office:value-type="float" office:value="2885">
                <text:p>28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95cm" svg:height="8.061cm" xlink:href=".." xlink:type="simple" chart:class="chart:line" chart:style-name="ch1">
        <chart:legend chart:legend-position="end" svg:x="11.825cm" svg:y="3.482cm" style:legend-expansion="high" chart:style-name="ch2"/>
        <chart:plot-area chart:style-name="ch3" table:cell-range-address="Sheet1.A9:Sheet1.C21" chart:data-source-has-labels="both" svg:x="0.477cm" svg:y="0.141cm" svg:width="11.425cm" svg:height="7.439cm">
          <chartooo:coordinate-region svg:x="1.535cm" svg:y="0.341cm" svg:width="10.227cm" svg:height="5.268cm"/>
          <chart:axis chart:dimension="x" chart:name="primary-x" chart:style-name="ch4" chartooo:axis-type="auto">
            <chartooo:date-scale/>
            <chart:title svg:x="5.364cm" svg:y="7.501cm" chart:style-name="ch5">
              <text:p>Matrix size</text:p>
            </chart:title>
            <chart:categories table:cell-range-address="Sheet1.A10:Sheet1.A21"/>
          </chart:axis>
          <chart:axis chart:dimension="y" chart:name="primary-y" chart:style-name="ch4">
            <chart:title svg:x="0cm" svg:y="4.486cm" chart:style-name="ch6">
              <text:p>Time (s)</text:p>
            </chart:title>
            <chart:grid chart:style-name="ch7" chart:class="major"/>
          </chart:axis>
          <chart:series chart:style-name="ch8" chart:values-cell-range-address="Sheet1.B10:Sheet1.B21" chart:label-cell-address="Sheet1.B9:Sheet1.B9" chart:class="chart:line">
            <chart:data-point chart:repeated="12"/>
          </chart:series>
          <chart:series chart:style-name="ch9" chart:values-cell-range-address="Sheet1.C10:Sheet1.C21" chart:label-cell-address="Sheet1.C9:Sheet1.C9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(v1)</text:p>
                <draw:g>
                  <svg:desc>Sheet1.B9:Sheet1.B9</svg:desc>
                </draw:g>
              </table:table-cell>
              <table:table-cell office:value-type="string">
                <text:p>C (v2)</text:p>
                <draw:g>
                  <svg:desc>Sheet1.C9:Sheet1.C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0x500</text:p>
                <draw:g>
                  <svg:desc>Sheet1.A10:Sheet1.A21</svg:desc>
                </draw:g>
              </table:table-cell>
              <table:table-cell office:value-type="float" office:value="0.1">
                <text:p>0.1</text:p>
                <draw:g>
                  <svg:desc>Sheet1.B10:Sheet1.B21</svg:desc>
                </draw:g>
              </table:table-cell>
              <table:table-cell office:value-type="float" office:value="0.05">
                <text:p>0.05</text:p>
                <draw:g>
                  <svg:desc>Sheet1.C10:Sheet1.C21</svg:desc>
                </draw:g>
              </table:table-cell>
            </table:table-row>
            <table:table-row>
              <table:table-cell office:value-type="string">
                <text:p>1000x1000</text:p>
              </table:table-cell>
              <table:table-cell office:value-type="float" office:value="1.2">
                <text:p>1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00x1500</text:p>
              </table:table-cell>
              <table:table-cell office:value-type="float" office:value="5.5">
                <text:p>5.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000x2000</text:p>
              </table:table-cell>
              <table:table-cell office:value-type="float" office:value="11">
                <text:p>1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500x2500</text:p>
              </table:table-cell>
              <table:table-cell office:value-type="float" office:value="21">
                <text:p>21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000x3000</text:p>
              </table:table-cell>
              <table:table-cell office:value-type="float" office:value="35">
                <text:p>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00x5000</text:p>
              </table:table-cell>
              <table:table-cell office:value-type="float" office:value="200">
                <text:p>2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000x6000</text:p>
              </table:table-cell>
              <table:table-cell office:value-type="float" office:value="399">
                <text:p>39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000x7000</text:p>
              </table:table-cell>
              <table:table-cell office:value-type="float" office:value="788">
                <text:p>78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000x8000</text:p>
              </table:table-cell>
              <table:table-cell office:value-type="float" office:value="1100">
                <text:p>110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9000x9000</text:p>
              </table:table-cell>
              <table:table-cell office:value-type="float" office:value="1521">
                <text:p>152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0000x10000</text:p>
              </table:table-cell>
              <table:table-cell office:value-type="float" office:value="1962">
                <text:p>1962</text:p>
              </table:table-cell>
              <table:table-cell office:value-type="float" office:value="321">
                <text:p>3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899cm" svg:height="8.33cm" xlink:href=".." xlink:type="simple" chart:class="chart:line" chart:style-name="ch1">
        <chart:legend chart:legend-position="end" svg:x="12.629cm" svg:y="3.617cm" style:legend-expansion="high" chart:style-name="ch2"/>
        <chart:plot-area chart:style-name="ch3" table:cell-range-address="Sheet1.A23:Sheet1.C35" chart:data-source-has-labels="both" svg:x="0.935cm" svg:y="0.164cm" svg:width="11.531cm" svg:height="7.62cm">
          <chartooo:coordinate-region svg:x="3.594cm" svg:y="0.364cm" svg:width="8.732cm" svg:height="5.449cm"/>
          <chart:axis chart:dimension="x" chart:name="primary-x" chart:style-name="ch4" chartooo:axis-type="auto">
            <chartooo:date-scale/>
            <chart:title svg:x="5.849cm" svg:y="7.77cm" chart:style-name="ch5">
              <text:p>Matrix Size</text:p>
            </chart:title>
            <chart:categories table:cell-range-address="Sheet1.A24:Sheet1.A35"/>
          </chart:axis>
          <chart:axis chart:dimension="y" chart:name="primary-y" chart:style-name="ch4">
            <chart:title svg:x="0.078cm" svg:y="5.434cm" chart:style-name="ch6">
              <text:p>Data Cache Misses</text:p>
            </chart:title>
            <chart:grid chart:style-name="ch7" chart:class="major"/>
          </chart:axis>
          <chart:series chart:style-name="ch8" chart:values-cell-range-address="Sheet1.B24:Sheet1.B35" chart:label-cell-address="Sheet1.B23:Sheet1.B23" chart:class="chart:line">
            <chart:data-point chart:repeated="12"/>
          </chart:series>
          <chart:series chart:style-name="ch9" chart:values-cell-range-address="Sheet1.C24:Sheet1.C35" chart:label-cell-address="Sheet1.C23:Sheet1.C23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(v1)</text:p>
                <draw:g>
                  <svg:desc>Sheet1.B23:Sheet1.B23</svg:desc>
                </draw:g>
              </table:table-cell>
              <table:table-cell office:value-type="string">
                <text:p>C (v2)</text:p>
                <draw:g>
                  <svg:desc>Sheet1.C23:Sheet1.C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0x500</text:p>
                <draw:g>
                  <svg:desc>Sheet1.A24:Sheet1.A35</svg:desc>
                </draw:g>
              </table:table-cell>
              <table:table-cell office:value-type="float" office:value="73694933">
                <text:p>73694933</text:p>
                <draw:g>
                  <svg:desc>Sheet1.B24:Sheet1.B35</svg:desc>
                </draw:g>
              </table:table-cell>
              <table:table-cell office:value-type="float" office:value="24109594">
                <text:p>24109594</text:p>
                <draw:g>
                  <svg:desc>Sheet1.C24:Sheet1.C35</svg:desc>
                </draw:g>
              </table:table-cell>
            </table:table-row>
            <table:table-row>
              <table:table-cell office:value-type="string">
                <text:p>1000x1000</text:p>
              </table:table-cell>
              <table:table-cell office:value-type="float" office:value="1206505880">
                <text:p>1206505880</text:p>
              </table:table-cell>
              <table:table-cell office:value-type="float" office:value="189951179">
                <text:p>189951179</text:p>
              </table:table-cell>
            </table:table-row>
            <table:table-row>
              <table:table-cell office:value-type="string">
                <text:p>1500x1500</text:p>
              </table:table-cell>
              <table:table-cell office:value-type="float" office:value="4405047596">
                <text:p>4405047596</text:p>
              </table:table-cell>
              <table:table-cell office:value-type="float" office:value="627212174">
                <text:p>627212174</text:p>
              </table:table-cell>
            </table:table-row>
            <table:table-row>
              <table:table-cell office:value-type="string">
                <text:p>2000x2000</text:p>
              </table:table-cell>
              <table:table-cell office:value-type="float" office:value="13771367675">
                <text:p>13771367675</text:p>
              </table:table-cell>
              <table:table-cell office:value-type="float" office:value="1480856000">
                <text:p>1480856000</text:p>
              </table:table-cell>
            </table:table-row>
            <table:table-row>
              <table:table-cell office:value-type="string">
                <text:p>2500x2500</text:p>
              </table:table-cell>
              <table:table-cell office:value-type="float" office:value="25933196711">
                <text:p>25933196711</text:p>
              </table:table-cell>
              <table:table-cell office:value-type="float" office:value="2905929810">
                <text:p>2905929810</text:p>
              </table:table-cell>
            </table:table-row>
            <table:table-row>
              <table:table-cell office:value-type="string">
                <text:p>3000x3000</text:p>
              </table:table-cell>
              <table:table-cell office:value-type="float" office:value="46882665625">
                <text:p>46882665625</text:p>
              </table:table-cell>
              <table:table-cell office:value-type="float" office:value="5046291800">
                <text:p>5046291800</text:p>
              </table:table-cell>
            </table:table-row>
            <table:table-row>
              <table:table-cell office:value-type="string">
                <text:p>5000x5000</text:p>
              </table:table-cell>
              <table:table-cell office:value-type="float" office:value="318969184858">
                <text:p>318969184858</text:p>
              </table:table-cell>
              <table:table-cell office:value-type="float" office:value="28518856494">
                <text:p>28518856494</text:p>
              </table:table-cell>
            </table:table-row>
            <table:table-row>
              <table:table-cell office:value-type="string">
                <text:p>6000x6000</text:p>
              </table:table-cell>
              <table:table-cell office:value-type="float" office:value="565648659162">
                <text:p>565648659162</text:p>
              </table:table-cell>
              <table:table-cell office:value-type="float" office:value="51004075092">
                <text:p>51004075092</text:p>
              </table:table-cell>
            </table:table-row>
            <table:table-row>
              <table:table-cell office:value-type="string">
                <text:p>7000x7000</text:p>
              </table:table-cell>
              <table:table-cell office:value-type="float" office:value="942578314821">
                <text:p>942578314821</text:p>
              </table:table-cell>
              <table:table-cell office:value-type="float" office:value="79630510230">
                <text:p>79630510230</text:p>
              </table:table-cell>
            </table:table-row>
            <table:table-row>
              <table:table-cell office:value-type="string">
                <text:p>8000x8000</text:p>
              </table:table-cell>
              <table:table-cell office:value-type="float" office:value="1234374407052">
                <text:p>1234374407052</text:p>
              </table:table-cell>
              <table:table-cell office:value-type="float" office:value="115876399663">
                <text:p>115876399663</text:p>
              </table:table-cell>
            </table:table-row>
            <table:table-row>
              <table:table-cell office:value-type="string">
                <text:p>9000x9000</text:p>
              </table:table-cell>
              <table:table-cell office:value-type="float" office:value="1985673913825">
                <text:p>1985673913825</text:p>
              </table:table-cell>
              <table:table-cell office:value-type="float" office:value="168065881411">
                <text:p>168065881411</text:p>
              </table:table-cell>
            </table:table-row>
            <table:table-row>
              <table:table-cell office:value-type="string">
                <text:p>10000x10000</text:p>
              </table:table-cell>
              <table:table-cell office:value-type="float" office:value="2605879130663">
                <text:p>2605879130663</text:p>
              </table:table-cell>
              <table:table-cell office:value-type="float" office:value="231109186127">
                <text:p>2311091861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52cm" svg:height="6.421cm" xlink:href=".." xlink:type="simple" chart:class="chart:line" chart:style-name="ch1">
        <chart:legend svg:x="9.732cm" svg:y="1.268cm" style:legend-expansion="custom" chartooo:width="2.087cm" chartooo:height="1.195cm" style:legend-expansion-aspect-ratio="1.74644351464435" chart:style-name="ch2"/>
        <chart:plot-area chart:style-name="ch3" table:cell-range-address="Sheet1.A37:Sheet1.C49" chart:data-source-has-labels="both" svg:x="0.832cm" svg:y="-0.077cm" svg:width="9.037cm" svg:height="5.758cm">
          <chartooo:coordinate-region svg:x="2.935cm" svg:y="0.123cm" svg:width="6.794cm" svg:height="3.587cm"/>
          <chart:axis chart:dimension="x" chart:name="primary-x" chart:style-name="ch4" chartooo:axis-type="auto">
            <chartooo:date-scale/>
            <chart:title svg:x="4.499cm" svg:y="5.809cm" chart:style-name="ch5">
              <text:p>Matrix Size</text:p>
            </chart:title>
            <chart:categories table:cell-range-address="Sheet1.A38:Sheet1.A49"/>
          </chart:axis>
          <chart:axis chart:dimension="y" chart:name="primary-y" chart:style-name="ch4">
            <chart:title svg:x="0.033cm" svg:y="2.838cm" chart:style-name="ch6">
              <text:p>FLOP/s</text:p>
            </chart:title>
            <chart:grid chart:style-name="ch7" chart:class="major"/>
          </chart:axis>
          <chart:series chart:style-name="ch8" chart:values-cell-range-address="Sheet1.B38:Sheet1.B49" chart:label-cell-address="Sheet1.B37:Sheet1.B37" chart:class="chart:line">
            <chart:data-point chart:repeated="12"/>
          </chart:series>
          <chart:series chart:style-name="ch9" chart:values-cell-range-address="Sheet1.C38:Sheet1.C49" chart:label-cell-address="Sheet1.C37:Sheet1.C37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(v1)</text:p>
                <draw:g>
                  <svg:desc>Sheet1.B37:Sheet1.B37</svg:desc>
                </draw:g>
              </table:table-cell>
              <table:table-cell office:value-type="string">
                <text:p>C (v2)</text:p>
                <draw:g>
                  <svg:desc>Sheet1.C37:Sheet1.C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0x500</text:p>
                <draw:g>
                  <svg:desc>Sheet1.A38:Sheet1.A49</svg:desc>
                </draw:g>
              </table:table-cell>
              <table:table-cell office:value-type="float" office:value="2079918799">
                <text:p>2079918799</text:p>
                <draw:g>
                  <svg:desc>Sheet1.B38:Sheet1.B49</svg:desc>
                </draw:g>
              </table:table-cell>
              <table:table-cell office:value-type="float" office:value="4703845864">
                <text:p>4703845864</text:p>
                <draw:g>
                  <svg:desc>Sheet1.C38:Sheet1.C49</svg:desc>
                </draw:g>
              </table:table-cell>
            </table:table-row>
            <table:table-row>
              <table:table-cell office:value-type="string">
                <text:p>1000x1000</text:p>
              </table:table-cell>
              <table:table-cell office:value-type="float" office:value="1606411509">
                <text:p>1606411509</text:p>
              </table:table-cell>
              <table:table-cell office:value-type="float" office:value="4904870045">
                <text:p>4904870045</text:p>
              </table:table-cell>
            </table:table-row>
            <table:table-row>
              <table:table-cell office:value-type="string">
                <text:p>1500x1500</text:p>
              </table:table-cell>
              <table:table-cell office:value-type="float" office:value="1219365915">
                <text:p>1219365915</text:p>
              </table:table-cell>
              <table:table-cell office:value-type="float" office:value="4970607143">
                <text:p>4970607143</text:p>
              </table:table-cell>
            </table:table-row>
            <table:table-row>
              <table:table-cell office:value-type="string">
                <text:p>2000x2000</text:p>
              </table:table-cell>
              <table:table-cell office:value-type="float" office:value="1490302415">
                <text:p>1490302415</text:p>
              </table:table-cell>
              <table:table-cell office:value-type="float" office:value="5058683894">
                <text:p>5058683894</text:p>
              </table:table-cell>
            </table:table-row>
            <table:table-row>
              <table:table-cell office:value-type="string">
                <text:p>2500x2500</text:p>
              </table:table-cell>
              <table:table-cell office:value-type="float" office:value="1471864081">
                <text:p>1471864081</text:p>
              </table:table-cell>
              <table:table-cell office:value-type="float" office:value="4866208843">
                <text:p>4866208843</text:p>
              </table:table-cell>
            </table:table-row>
            <table:table-row>
              <table:table-cell office:value-type="string">
                <text:p>3000x3000</text:p>
              </table:table-cell>
              <table:table-cell office:value-type="float" office:value="1561888576">
                <text:p>1561888576</text:p>
              </table:table-cell>
              <table:table-cell office:value-type="float" office:value="4778139903">
                <text:p>4778139903</text:p>
              </table:table-cell>
            </table:table-row>
            <table:table-row>
              <table:table-cell office:value-type="string">
                <text:p>5000x5000</text:p>
              </table:table-cell>
              <table:table-cell office:value-type="float" office:value="1137433268">
                <text:p>1137433268</text:p>
              </table:table-cell>
              <table:table-cell office:value-type="float" office:value="6266106871">
                <text:p>6266106871</text:p>
              </table:table-cell>
            </table:table-row>
            <table:table-row>
              <table:table-cell office:value-type="string">
                <text:p>6000x6000</text:p>
              </table:table-cell>
              <table:table-cell office:value-type="float" office:value="1083321436">
                <text:p>1083321436</text:p>
              </table:table-cell>
              <table:table-cell office:value-type="float" office:value="5874674827">
                <text:p>5874674827</text:p>
              </table:table-cell>
            </table:table-row>
            <table:table-row>
              <table:table-cell office:value-type="string">
                <text:p>7000x7000</text:p>
              </table:table-cell>
              <table:table-cell office:value-type="float" office:value="983424844">
                <text:p>983424844</text:p>
              </table:table-cell>
              <table:table-cell office:value-type="float" office:value="6090834226">
                <text:p>6090834226</text:p>
              </table:table-cell>
            </table:table-row>
            <table:table-row>
              <table:table-cell office:value-type="string">
                <text:p>8000x8000</text:p>
              </table:table-cell>
              <table:table-cell office:value-type="float" office:value="930983762">
                <text:p>930983762</text:p>
              </table:table-cell>
              <table:table-cell office:value-type="float" office:value="6361540827">
                <text:p>6361540827</text:p>
              </table:table-cell>
            </table:table-row>
            <table:table-row>
              <table:table-cell office:value-type="string">
                <text:p>9000x9000</text:p>
              </table:table-cell>
              <table:table-cell office:value-type="float" office:value="958722128">
                <text:p>958722128</text:p>
              </table:table-cell>
              <table:table-cell office:value-type="float" office:value="6308541824">
                <text:p>6308541824</text:p>
              </table:table-cell>
            </table:table-row>
            <table:table-row>
              <table:table-cell office:value-type="string">
                <text:p>10000x10000</text:p>
              </table:table-cell>
              <table:table-cell office:value-type="float" office:value="1019245200">
                <text:p>1019245200</text:p>
              </table:table-cell>
              <table:table-cell office:value-type="float" office:value="6232400635">
                <text:p>62324006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59cm" svg:height="7.48cm" xlink:href=".." xlink:type="simple" chart:class="chart:line" chart:style-name="ch1">
        <chart:legend svg:x="8.689cm" svg:y="2.37cm" style:legend-expansion="custom" chartooo:width="2.06cm" chartooo:height="1.096cm" style:legend-expansion-aspect-ratio="1.87956204379562" chart:style-name="ch2"/>
        <chart:plot-area chart:style-name="ch3" table:cell-range-address="Sheet1.A51:Sheet1.C63" chart:data-source-has-labels="both" svg:x="0.397cm" svg:y="-0.054cm" svg:width="8.201cm" svg:height="6.684cm">
          <chartooo:coordinate-region svg:x="1.455cm" svg:y="0.145cm" svg:width="7.003cm" svg:height="4.514cm"/>
          <chart:axis chart:dimension="x" chart:name="primary-x" chart:style-name="ch4" chartooo:axis-type="auto">
            <chartooo:date-scale/>
            <chart:title svg:x="4.389cm" svg:y="6.642cm" chart:style-name="ch5">
              <text:p>Matrix Size</text:p>
            </chart:title>
            <chart:categories table:cell-range-address="Sheet1.A52:Sheet1.A63"/>
          </chart:axis>
          <chart:axis chart:dimension="y" chart:name="primary-y" chart:style-name="ch4">
            <chart:title svg:x="0cm" svg:y="4.165cm" chart:style-name="ch6">
              <text:p>DCM/FLOP</text:p>
            </chart:title>
            <chart:grid chart:style-name="ch7" chart:class="major"/>
          </chart:axis>
          <chart:series chart:style-name="ch8" chart:values-cell-range-address="Sheet1.B52:Sheet1.B63" chart:label-cell-address="Sheet1.B51:Sheet1.B51" chart:class="chart:line">
            <chart:data-point chart:repeated="12"/>
          </chart:series>
          <chart:series chart:style-name="ch9" chart:values-cell-range-address="Sheet1.C52:Sheet1.C63" chart:label-cell-address="Sheet1.C51:Sheet1.C5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(v1)</text:p>
                <draw:g>
                  <svg:desc>Sheet1.B51:Sheet1.B51</svg:desc>
                </draw:g>
              </table:table-cell>
              <table:table-cell office:value-type="string">
                <text:p>C (v2)</text:p>
                <draw:g>
                  <svg:desc>Sheet1.C51:Sheet1.C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0x500</text:p>
                <draw:g>
                  <svg:desc>Sheet1.A52:Sheet1.A63</svg:desc>
                </draw:g>
              </table:table-cell>
              <table:table-cell office:value-type="float" office:value="0.295">
                <text:p>0.295</text:p>
                <draw:g>
                  <svg:desc>Sheet1.B52:Sheet1.B63</svg:desc>
                </draw:g>
              </table:table-cell>
              <table:table-cell office:value-type="float" office:value="0.096">
                <text:p>0.096</text:p>
                <draw:g>
                  <svg:desc>Sheet1.C52:Sheet1.C63</svg:desc>
                </draw:g>
              </table:table-cell>
            </table:table-row>
            <table:table-row>
              <table:table-cell office:value-type="string">
                <text:p>1000x1000</text:p>
              </table:table-cell>
              <table:table-cell office:value-type="float" office:value="0.603">
                <text:p>0.603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500x1500</text:p>
              </table:table-cell>
              <table:table-cell office:value-type="float" office:value="0.653">
                <text:p>0.653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2000x2000</text:p>
              </table:table-cell>
              <table:table-cell office:value-type="float" office:value="0.861">
                <text:p>0.861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2500x2500</text:p>
              </table:table-cell>
              <table:table-cell office:value-type="float" office:value="0.83">
                <text:p>0.83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3000x3000</text:p>
              </table:table-cell>
              <table:table-cell office:value-type="float" office:value="0.868">
                <text:p>0.868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5000x5000</text:p>
              </table:table-cell>
              <table:table-cell office:value-type="float" office:value="1.276">
                <text:p>1.276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6000x6000</text:p>
              </table:table-cell>
              <table:table-cell office:value-type="float" office:value="1.309">
                <text:p>1.309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7000x7000</text:p>
              </table:table-cell>
              <table:table-cell office:value-type="float" office:value="1.374">
                <text:p>1.374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8000x8000</text:p>
              </table:table-cell>
              <table:table-cell office:value-type="float" office:value="1.205">
                <text:p>1.205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9000x9000</text:p>
              </table:table-cell>
              <table:table-cell office:value-type="float" office:value="1.362">
                <text:p>1.362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10000x10000</text:p>
              </table:table-cell>
              <table:table-cell office:value-type="float" office:value="1.303">
                <text:p>1.303</text:p>
              </table:table-cell>
              <table:table-cell office:value-type="float" office:value="0.116">
                <text:p>0.1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